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Times New Roman" svg:font-family="'Times New Roman', 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letter-spacing="normal" fo:font-style="normal" fo:font-weight="normal"/>
    </style:style>
    <style:style style:name="P2" style:family="paragraph" style:parent-style-name="Heading_20_1">
      <style:paragraph-properties fo:margin-left="0in" fo:margin-right="0in" fo:orphans="2" fo:widows="2" fo:text-indent="0in" style:auto-text-indent="false"/>
    </style:style>
    <style:style style:name="P3" style:family="paragraph" style:parent-style-name="Heading_20_2" style:list-style-name="L2">
      <style:paragraph-properties fo:orphans="2" fo:widows="2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style:font-size-asian="14pt" style:font-size-complex="14pt"/>
    </style:style>
    <style:style style:name="P4" style:family="paragraph" style:parent-style-name="Heading_20_2">
      <style:paragraph-properties fo:margin-left="0in" fo:margin-right="0in" fo:orphans="2" fo:widows="2" fo:text-indent="0in" style:auto-text-indent="false"/>
    </style:style>
    <style:style style:name="P5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letter-spacing="normal" fo:font-style="normal" fo:font-weight="normal"/>
    </style:style>
    <style:style style:name="P6" style:family="paragraph" style:parent-style-name="Heading_20_2" style:list-style-name="L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style:font-size-asian="14pt" style:font-size-complex="14pt"/>
    </style:style>
    <style:style style:name="P7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Verdana" fo:font-size="7.5pt" fo:letter-spacing="normal" fo:font-style="normal" fo:font-weight="normal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size="14pt" style:font-size-asian="14pt" style:font-size-complex="14pt"/>
    </style:style>
    <style:style style:name="T1" style:family="text">
      <style:text-properties style:font-name="Times New Roman" fo:language="en" fo:country="US"/>
    </style:style>
    <style:style style:name="T2" style:family="text">
      <style:text-properties style:font-name="Times New Roman" fo:language="en" fo:country="US"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/>
    </style:style>
    <style:style style:name="T4" style:family="text">
      <style:text-properties fo:font-variant="normal" fo:text-transform="none" fo:color="#000000" loext:opacity="100%" fo:letter-spacing="normal"/>
    </style:style>
    <style:style style:name="T5" style:family="text">
      <style:text-properties fo:font-variant="normal" fo:text-transform="none" fo:color="#000000" loext:opacity="100%" style:font-name="Verdana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swer</text:h>
      <text:h text:style-name="P4" text:outline-level="2"><text:span text:style-name="Strong_20_Emphasis"><text:span text:style-name="T3">Read the following sentences. What kind of word is underlined?</text:span></text:span></text:h>
      <text:h text:style-name="P5" text:outline-level="2"><text:span text:style-name="T1">1. The teacher’s shoes</text:span> <text:span text:style-name="T1">are red.</text:span></text:h>
      <text:h text:style-name="P4" text:outline-level="2"><text:span text:style-name="Strong_20_Emphasis"><text:span text:style-name="T4">     </text:span></text:span><text:span text:style-name="Strong_20_Emphasis"><text:span text:style-name="T3">a.  Noun</text:span></text:span></text:h>
      <text:h text:style-name="P5" text:outline-level="2"><text:span text:style-name="T1">2. I always walk</text:span> <text:span text:style-name="T1">to school</text:span></text:h>
      <text:h text:style-name="P4" text:outline-level="2"><text:span text:style-name="T4">      </text:span><text:span text:style-name="Strong_20_Emphasis"><text:span text:style-name="T3">c. verb</text:span></text:span></text:h>
      <text:h text:style-name="P5" text:outline-level="2"><text:span text:style-name="T1">3. The cat</text:span> <text:span text:style-name="T1">sleeps all day</text:span></text:h>
      <text:h text:style-name="P4" text:outline-level="2"><text:span text:style-name="Strong_20_Emphasis"><text:span text:style-name="T4">      </text:span></text:span><text:span text:style-name="Strong_20_Emphasis"><text:span text:style-name="T3">c. verb</text:span></text:span></text:h>
      <text:h text:style-name="P4" text:outline-level="2"><text:span text:style-name="Strong_20_Emphasis"><text:span text:style-name="T3">4. </text:span></text:span><text:span text:style-name="T3">He has a green</text:span><text:span text:style-name="T5"> </text:span><text:span text:style-name="T3">ball</text:span></text:h>
      <text:h text:style-name="P4" text:outline-level="2"><text:span text:style-name="Strong_20_Emphasis"><text:span text:style-name="T4">     </text:span></text:span><text:span text:style-name="Strong_20_Emphasis"><text:span text:style-name="T3">b. adjective</text:span></text:span></text:h>
      <text:h text:style-name="P4" text:outline-level="2"><text:span text:style-name="Strong_20_Emphasis"><text:span text:style-name="T3">5. </text:span></text:span><text:span text:style-name="T3">Grandma baked</text:span><text:span text:style-name="T5"> </text:span><text:span text:style-name="T3">cookies.</text:span></text:h>
      <text:h text:style-name="P4" text:outline-level="2"><text:span text:style-name="Strong_20_Emphasis"><text:span text:style-name="T4">    </text:span></text:span><text:span text:style-name="Strong_20_Emphasis"><text:span text:style-name="T3">c. verb</text:span></text:span></text:h>
      <text:h text:style-name="P4" text:outline-level="2"><text:span text:style-name="Strong_20_Emphasis"><text:span text:style-name="T3">6. </text:span></text:span><text:span text:style-name="T3">The baby drank milk.</text:span></text:h>
      <text:h text:style-name="P4" text:outline-level="2"><text:span text:style-name="Strong_20_Emphasis"><text:span text:style-name="T4">    </text:span></text:span><text:span text:style-name="Strong_20_Emphasis"><text:span text:style-name="T3">c. verb</text:span></text:span></text:h>
      <text:h text:style-name="P4" text:outline-level="2"><text:span text:style-name="Strong_20_Emphasis"><text:span text:style-name="T3">7. </text:span></text:span><text:span text:style-name="T3">Juan ate an apple.</text:span></text:h>
      <text:h text:style-name="P4" text:outline-level="2"><text:span text:style-name="Strong_20_Emphasis"><text:span text:style-name="T4">    </text:span></text:span><text:span text:style-name="Strong_20_Emphasis"><text:span text:style-name="T3">a. Noun</text:span></text:span></text:h>
      <text:h text:style-name="P4" text:outline-level="2"><text:span text:style-name="Strong_20_Emphasis"><text:span text:style-name="T3">8. </text:span></text:span><text:span text:style-name="T3">She looked for the yellow</text:span><text:span text:style-name="T5"> </text:span><text:span text:style-name="T3">book.</text:span></text:h>
      <text:h text:style-name="P4" text:outline-level="2"><text:span text:style-name="Strong_20_Emphasis"><text:span text:style-name="T4">    </text:span></text:span><text:span text:style-name="Strong_20_Emphasis"><text:span text:style-name="T3">b. adjective</text:span></text:span></text:h>
      <text:p text:style-name="P8"><text:span text:style-name="Strong_20_Emphasis"><text:span text:style-name="T1"/></text:span></text:p>
      <text:h text:style-name="P2" text:outline-level="1"><text:soft-page-break/><text:span text:style-name="Strong_20_Emphasis"><text:span text:style-name="T3">Correct the following sentences by using Present Continuous Tense.</text:span></text:span></text:h>
      <text:list xml:id="list2891813578" text:style-name="L2">
        <text:list-item>
          <text:list>
            <text:list-item>
              <text:h text:style-name="P6" text:outline-level="2">Jessica reading a comic book right now.  = Jessica is reading a comic book right now.</text:h>
            </text:list-item>
            <text:list-item>
              <text:h text:style-name="P3" text:outline-level="2">They are eat dinner at their favorite restaurant right now. = they are eating at their favorite restaurant right now.</text:h>
            </text:list-item>
            <text:list-item>
              <text:h text:style-name="P3" text:outline-level="2">I watching a movie right now, so please be quiet! = i am watching a movie right now so, please be quiet </text:h>
            </text:list-item>
            <text:list-item>
              <text:h text:style-name="P3" text:outline-level="2">The baby is cry so loudly! I can’t do my homework! = the baby is crying so loudly I can't do my home work!</text:h>
            </text:list-item>
            <text:list-item>
              <text:h text:style-name="P3" text:outline-level="2">Jacky walking to the park right now with her friends. = Jacky is walking to the the park right now with her friends ​</text:h>
            </text:list-item>
          </text:list>
        </text:list-item>
      </text:list>
      <text:p text:style-name="P9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Times New Roman" svg:font-family="'Times New Roman', 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Bitstream Vera Sans" style:font-family-complex="'Bitstream Ver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Bitstream Vera Sans" style:font-family-complex="'Bitstream Ver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2.2$Linux_X86_64 LibreOffice_project/00$Build-2</meta:generator>
    <dc:date>2021-01-12T13:51:44.251869436</dc:date>
    <meta:editing-duration>PT35S</meta:editing-duration>
    <meta:editing-cycles>1</meta:editing-cycles>
    <meta:document-statistic meta:table-count="0" meta:image-count="0" meta:object-count="0" meta:page-count="2" meta:paragraph-count="24" meta:word-count="191" meta:character-count="985" meta:non-whitespace-character-count="780"/>
  </office:meta>
</office:document-meta>
</file>